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D5EF0F399EF821A.png" manifest:media-type="image/png"/>
  <manifest:file-entry manifest:full-path="Pictures/100000010000078000000438B478FB389D3202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.5335in, 4.256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25in" svg:y="-0.7874in" svg:width="6.9252in" svg:height="3.8953in" draw:z-index="0"><draw:image xlink:href="Pictures/100000010000078000000438B478FB389D32023C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5311in" svg:y="0.0429in" svg:width="4.3165in" svg:height="2.4217in" draw:z-index="1"><draw:image xlink:href="Pictures/100000010000078000000438CD5EF0F399EF82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Marathi" style:font-family-complex="'Lohit Marath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21:41:52.748892032</meta:creation-date>
    <dc:date>2022-11-04T21:43:42.385126190</dc:date>
    <meta:editing-duration>PT1M50S</meta:editing-duration>
    <meta:editing-cycles>1</meta:editing-cycles>
    <meta:document-statistic meta:table-count="0" meta:image-count="2" meta:object-count="0" meta:page-count="1" meta:paragraph-count="1" meta:word-count="0" meta:character-count="2" meta:non-whitespace-character-count="0"/>
    <meta:generator>LibreOffice/7.4.2.3$Linux_X86_64 LibreOffice_project/22949782292d40bc0751a2b0b2cf40927460a4f8</meta:generator>
  </office:meta>
</office:document-meta>
</file>